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8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0pt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style:font-name="Segoe UI Semibold" fo:font-size="20pt" style:font-size-asian="20pt" style:font-size-complex="20pt"/>
    </style:style>
    <style:style style:name="P8" style:family="paragraph">
      <style:paragraph-properties fo:margin-left="0.318cm" fo:margin-right="0cm" fo:text-indent="0cm"/>
      <style:text-properties fo:font-size="20pt"/>
    </style:style>
    <style:style style:name="T1" style:family="text">
      <style:text-properties style:font-name="Segoe UI Semibold" fo:font-size="24pt" style:font-size-asian="24pt" style:font-size-complex="24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2" fo:font-size="36pt" style:font-size-asian="36pt" style:font-size-complex="36pt"/>
    </style:style>
    <style:style style:name="T8" style:family="text">
      <style:text-properties style:font-name="Segoe UI Semibold" fo:font-size="20pt" style:font-size-asian="20pt" style:font-size-complex="20pt"/>
    </style:style>
    <style:style style:name="T9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2" draw:text-style-name="P4" draw:layer="layout" svg:width="24.384cm" svg:height="3.063cm" svg:x="1.778cm" svg:y="0.508cm">
          <draw:text-box>
            <text:p text:style-name="P3"><text:span text:style-name="T3">HYMN #712</text:span></text:p>
            <text:p text:style-name="P3"><text:span text:style-name="T4">“</text:span><text:span text:style-name="T4">Seek Ye Firs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4" draw:text-style-name="P7" draw:layer="layout" svg:width="25.4cm" svg:height="8.701cm" svg:x="1.27cm" svg:y="0.508cm">
          <draw:text-box>
            <text:p text:style-name="P6"><text:span text:style-name="T5"><text:s/></text:span><text:span text:style-name="T5">1. </text:span><text:span text:style-name="T6">Seek ye first the kingdom of God,</text:span><text:span text:style-name="T6"><text:line-break/></text:span><text:span text:style-name="T6"> <text:s text:c="3"/>And His righteousness.</text:span><text:span text:style-name="T6"><text:line-break/></text:span><text:span text:style-name="T6"> <text:s text:c="3"/>And all these things shall be added <text:s/></text:span></text:p>
            <text:p text:style-name="P6"><text:span text:style-name="T6"><text:s text:c="7"/></text:span><text:span text:style-name="T6">unto you!</text:span><text:span text:style-name="T6"><text:line-break/></text:span><text:span text:style-name="T6"> <text:s text:c="3"/>Allelu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5" draw:text-style-name="P7" draw:layer="layout" svg:width="25.146cm" svg:height="9.144cm" svg:x="1.43cm" svg:y="0.434cm">
          <draw:text-box>
            <text:p text:style-name="P6"><text:span text:style-name="T7">2. </text:span><text:span text:style-name="T6">Ask and it shall be given unto you,</text:span><text:span text:style-name="T6"><text:line-break/></text:span><text:span text:style-name="T6"> <text:s text:c="2"/>Seek and ye shall find,</text:span><text:span text:style-name="T6"><text:line-break/></text:span><text:span text:style-name="T6"> <text:s text:c="2"/>Knock and the door shall be opened <text:s text:c="2"/></text:span></text:p>
            <text:p text:style-name="P6"><text:span text:style-name="T6"><text:s text:c="6"/></text:span><text:span text:style-name="T6">unto you,</text:span><text:span text:style-name="T6"><text:line-break/></text:span><text:span text:style-name="T6"> <text:s text:c="2"/>Allelu, 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6" draw:text-style-name="P7" draw:layer="layout" svg:width="25.146cm" svg:height="14.141cm" svg:x="1.524cm" svg:y="0.591cm">
          <draw:text-box>
            <text:p text:style-name="P6"><text:span text:style-name="T5">3. </text:span><text:span text:style-name="T6">Man does not live by bread alone,</text:span><text:span text:style-name="T6"><text:line-break/></text:span><text:span text:style-name="T6"> <text:s text:c="2"/>But by ev’ry word</text:span><text:span text:style-name="T6"><text:line-break/></text:span><text:span text:style-name="T6"> <text:s text:c="2"/>That proceeds from the mouth of the <text:s/></text:span></text:p>
            <text:p text:style-name="P6"><text:span text:style-name="T6"><text:s text:c="6"/></text:span><text:span text:style-name="T6">Lord,</text:span><text:span text:style-name="T6"><text:line-break/></text:span><text:span text:style-name="T6"> <text:s text:c="2"/>Allelu, alleluia!</text:span></text:p>
            <text:p text:style-name="P8"><text:span text:style-name="T8"><text:line-break/></text:span><text:span text:style-name="T9">© 1972 Maranatha! Music; admin. </text:span></text:p>
            <text:p text:style-name="P8"><text:span text:style-name="T9">Music Services (ASCAP). </text:span></text:p>
            <text:p text:style-name="P8"><text:span text:style-name="T9">Used by permission: </text:span></text:p>
            <text:p text:style-name="P8"><text:span text:style-name="T9">Immanuel Lutheran Church - </text:span></text:p>
            <text:p text:style-name="P8"><text:span text:style-name="T9">Alpena, MI, no. 2775973.</text:span></text:p>
            <text:p text:style-name="P8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21:30:02.912000000</meta:creation-date>
    <dc:title>Blue template</dc:title>
    <meta:editing-duration>PT14M11S</meta:editing-duration>
    <meta:editing-cycles>4</meta:editing-cycles>
    <meta:generator>LibreOffice/6.1.5.2$Windows_X86_64 LibreOffice_project/90f8dcf33c87b3705e78202e3df5142b201bd805</meta:generator>
    <dc:date>2019-04-29T13:32:38.646000000</dc:date>
    <meta:document-statistic meta:object-count="37"/>
  </office:meta>
</office:document-meta>
</file>